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OpenSymbol" svg:font-family="OpenSymbol"/>
  </office:font-face-decls>
  <office:automatic-styles>
    <style:style style:name="P1" style:family="paragraph" style:parent-style-name="Standard">
      <style:text-properties officeooo:rsid="00020b5a" officeooo:paragraph-rsid="00123258"/>
    </style:style>
    <style:style style:name="P2" style:family="paragraph" style:parent-style-name="Standard" style:list-style-name="Numbering_20_1"/>
    <style:style style:name="P3" style:family="paragraph" style:parent-style-name="Standard" style:list-style-name="Numbering_20_1">
      <style:text-properties officeooo:paragraph-rsid="00123258"/>
    </style:style>
    <style:style style:name="P4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officeooo:rsid="00020b5a" officeooo:paragraph-rsid="00123258"/>
    </style:style>
    <style:style style:name="P5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20b5a" officeooo:paragraph-rsid="00123258"/>
    </style:style>
    <style:style style:name="T1" style:family="text">
      <style:text-properties officeooo:rsid="0012e43a"/>
    </style:style>
    <style:style style:name="T2" style:family="text">
      <style:text-properties officeooo:rsid="001313b2"/>
    </style:style>
    <style:style style:name="T3" style:family="text">
      <style:text-properties officeooo:rsid="00144b0f"/>
    </style:style>
    <style:style style:name="T4" style:family="text">
      <style:text-properties officeooo:rsid="0016a6b1"/>
    </style:style>
    <text:list-style style:name="L1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406cm" fo:text-indent="0.229cm" fo:margin-left="0.40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30063314" text:style-name="Numbering_20_1">
        <text:list-header>
          <text:p text:style-name="P2">A list item <text:span text:style-name="T1">(list-header)</text:span></text:p>
        </text:list-header>
        <text:list-item>
          <text:p text:style-name="P2">A second</text:p>
        </text:list-item>
        <text:list-item>
          <text:p text:style-name="P2">A third</text:p>
          <text:list>
            <text:list-header>
              <text:p text:style-name="P2">New level! <text:span text:style-name="T2">(</text:span><text:span text:style-name="T4">list-</text:span><text:span text:style-name="T2">header)</text:span></text:p>
              <text:list>
                <text:list-header>
                  <text:p text:style-name="P2">And another! <text:span text:style-name="T3">(</text:span><text:span text:style-name="T4">list-</text:span><text:span text:style-name="T3">header)</text:span></text:p>
                </text:list-header>
                <text:list-item>
                  <text:p text:style-name="P2">It's great up here!</text:p>
                </text:list-item>
              </text:list>
            </text:list-header>
            <text:list-item>
              <text:p text:style-name="P2">Oh noes</text:p>
            </text:list-item>
            <text:list-item>
              <text:p text:style-name="P2">We fell!</text:p>
            </text:list-item>
          </text:list>
        </text:list-item>
        <text:list-item>
          <text:p text:style-name="P2">Maybe someone</text:p>
        </text:list-item>
        <text:list-item>
          <text:p text:style-name="P3">Pushed us?</text:p>
        </text:list-item>
      </text:list>
      <text:p text:style-name="P1"/>
      <text:list xml:id="list3157331987" text:style-name="L1">
        <text:list-header>
          <text:p text:style-name="P5">Start new list, but a different starting point. <text:span text:style-name="T4">(list-header)</text:span></text:p>
        </text:list-header>
        <text:list-item>
          <text:p text:style-name="P4">Because we ca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 Linnemann</meta:initial-creator>
    <meta:creation-date>2015-03-01T17:26:12.31</meta:creation-date>
    <dc:date>2022-01-02T11:14:33.872612022</dc:date>
    <meta:editing-duration>PT12M23S</meta:editing-duration>
    <meta:editing-cycles>8</meta:editing-cycles>
    <meta:generator>LibreOffice/7.2.4.1$Linux_X86_64 LibreOffice_project/20$Build-1</meta:generator>
    <meta:document-statistic meta:table-count="0" meta:image-count="0" meta:object-count="0" meta:page-count="1" meta:paragraph-count="12" meta:word-count="46" meta:character-count="239" meta:non-whitespace-character-count="213"/>
  </office:meta>
</office:document-meta>
</file>